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876e4" officeooo:paragraph-rsid="000876e4"/>
    </style:style>
    <style:style style:name="P2" style:family="paragraph" style:parent-style-name="Standard">
      <style:paragraph-properties fo:line-height="150%"/>
      <style:text-properties officeooo:rsid="000587a7" officeooo:paragraph-rsid="000587a7"/>
    </style:style>
    <style:style style:name="P3" style:family="paragraph" style:parent-style-name="Standard">
      <style:paragraph-properties fo:line-height="150%"/>
    </style:style>
    <style:style style:name="T1" style:family="text">
      <style:text-properties officeooo:rsid="00072293"/>
    </style:style>
    <style:style style:name="T2" style:family="text">
      <style:text-properties officeooo:rsid="000876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g. 803-807 / 2-16 even, 44, 46, 48, 74, 76 </text:p>
      <text:p text:style-name="P3">Pg. 895 / 6, 8, 10 </text:p>
      <text:p text:style-name="P3"/>
      <text:p text:style-name="P2"><text:s text:c="2"/>2.) The name and age variables default to private within the class, but are public in the structure.</text:p>
      <text:p text:style-name="P2"><text:s text:c="2"/>4.) getRadius is of the Circle class </text:p>
      <text:p text:style-name="P2"><text:s text:c="2"/>6.) mutator function change the value of a classes variables while accessors extract the data from the class</text:p>
      <text:p text:style-name="P2"><text:s text:c="2"/>8.) It requires std namespace, at least one more include in the class, and it may be harder to track the use of such statements potentially resulting in lost characters or input.</text:p>
      <text:p text:style-name="P2">10.) A constructor is called when a class instance is created. A destructor is called automatically when an instance of the class falls out of scope.</text:p>
      <text:p text:style-name="P2">12.) More than one constructor is possible but each must have unique parameters. Only on destructor is allowed per class and may not have any parameters.</text:p>
      <text:p text:style-name="P2">14.) </text:p>
      <text:p text:style-name="P2">16.) List nouns and their commonalities is a good way to narrow down what would be best as a class.</text:p>
      <text:p text:style-name="P2"/>
      <text:p text:style-name="P2">44.)<text:tab/><text:span text:style-name="T1">Circle::Cirlce(int r = 0) { radius = r; <text:s/>}</text:span></text:p>
      <text:p text:style-name="P2"/>
      <text:p text:style-name="P2">46.)<text:tab/><text:span text:style-name="T1">Circle circles[5] = {new Circle()};</text:span></text:p>
      <text:p text:style-name="P2"/>
      <text:p text:style-name="P2">48.) <text:tab/><text:span text:style-name="T1">for(int a = 0; a &lt; 5; a++) {</text:span></text:p>
      <text:p text:style-name="P2"><text:tab/><text:tab/><text:span text:style-name="T1">cout &lt;&lt; “Circle “ &lt;&lt; a &lt;&lt; “:” &lt;&lt; endl;</text:span></text:p>
      <text:p text:style-name="P2"><text:tab/><text:tab/><text:span text:style-name="T1">cout &lt;&lt; “Radius: “ <text:s/>&lt;&lt; circles[a].getRadius() &lt;&lt; endl;</text:span></text:p>
      <text:p text:style-name="P2"><text:tab/><text:tab/><text:span text:style-name="T1">cout &lt;&lt; “Area: “ &lt;&lt; circles[a].getArea() &lt;&lt; endl;</text:span></text:p>
      <text:p text:style-name="P2"><text:tab/><text:span text:style-name="T1">}</text:span></text:p>
      <text:p text:style-name="P2"/>
      <text:p text:style-name="P2">74.) “<text:span text:style-name="T1">Class”, “Private”, and “Public” should be lowercase. Member functions defined in line should not have semicolons before the curly brackets. moonWeight() is lacking a return type and by some may be considered too long to be written inline.</text:span></text:p>
      <text:p text:style-name="P2"><text:soft-page-break/></text:p>
      <text:p text:style-name="P2">76.) <text:span text:style-name="T1">The Change constructor is missing some parameter types for d and q in both the prototype and the function definition. </text:span></text:p>
      <text:p text:style-name="P2"/>
      <text:p text:style-name="P2"><text:s text:c="2"/>6.)</text:p>
      <text:p text:style-name="P2"/>
      <text:p text:style-name="P2"><text:s text:c="2"/>8.) <text:span text:style-name="T2">A copy constructor will only take an instance of the same class, passed by reference, as a parameter.</text:span></text:p>
      <text:p text:style-name="P2"><text:s text:c="2"/></text:p>
      <text:p text:style-name="P2">10.) <text:span text:style-name="T2">If it is not an infinite loop attempting to copy the class will result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876e4" officeooo:paragraph-rsid="000876e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Ch 13 &amp; 14 BW</text:p>
        <text:p text:style-name="MP1">CS 250H</text:p>
        <text:p text:style-name="MP1">4/16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1:59:16.051000000</meta:creation-date>
    <dc:date>2018-04-16T12:23:52.198000000</dc:date>
    <meta:editing-duration>PT3M45S</meta:editing-duration>
    <meta:editing-cycles>1</meta:editing-cycles>
    <meta:document-statistic meta:table-count="0" meta:image-count="0" meta:object-count="0" meta:page-count="2" meta:paragraph-count="27" meta:word-count="322" meta:character-count="1768" meta:non-whitespace-character-count="1443"/>
    <meta:generator>LibreOffice/6.0.1.1$Windows_X86_64 LibreOffice_project/60bfb1526849283ce2491346ed2aa51c465abfe6</meta:generator>
  </office:meta>
</office:document-meta>
</file>